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81600001BE94867353B.svm"/>
  <manifest:file-entry manifest:media-type="" manifest:full-path="Pictures/200000070000374C000004A84C8520D8.svm"/>
  <manifest:file-entry manifest:media-type="" manifest:full-path="Pictures/20000007000028D40000235A0D8B3B5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Courier New1" svg:font-family="'Courier New'"/>
    <style:font-face style:name="OpenSans" svg:font-family="OpenSans, Helvetica, Arial, sans-serif"/>
    <style:font-face style:name="OpenSymbol" svg:font-family="OpenSymbol"/>
    <style:font-face style:name="Tahoma1" svg:font-family="Tahoma"/>
    <style:font-face style:name="monospace" svg:font-family="monospace"/>
    <style:font-face style:name="verdana" svg:font-family="verdana, arial, helvetica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line-height-at-least="0.503cm" fo:text-align="start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style:line-height-at-least="0.529cm" fo:orphans="2" fo:widows="2" fo:text-indent="0cm" style:auto-text-indent="false"/>
    </style:style>
    <style:style style:name="P4" style:family="paragraph" style:parent-style-name="Text_20_body">
      <style:paragraph-properties fo:margin-left="0cm" fo:margin-right="0cm" style:line-height-at-least="0.529cm" fo:orphans="2" fo:widows="2" fo:text-indent="0cm" style:auto-text-indent="false"/>
      <style:text-properties fo:font-variant="normal" fo:text-transform="none" fo:color="#000000" style:font-name="verdana" fo:font-size="9.75pt" fo:letter-spacing="normal" fo:font-style="normal" fo:font-weight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9.75pt" fo:letter-spacing="normal" fo:font-style="normal"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</style:style>
    <style:style style:name="P7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letter-spacing="normal" fo:font-style="normal"/>
    </style:style>
    <style:style style:name="P8" style:family="paragraph" style:parent-style-name="Heading_20_3">
      <style:text-properties fo:font-variant="normal" fo:text-transform="none" fo:color="#000000" style:font-name="verdana" fo:letter-spacing="normal" fo:font-style="normal"/>
    </style:style>
    <style:style style:name="P9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Courier New1"/>
    </style:style>
    <style:style style:name="P10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11" style:family="paragraph" style:parent-style-name="Preformatted_20_Text">
      <style:paragraph-properties fo:background-color="#2b2b2b">
        <style:background-image/>
      </style:paragraph-properties>
      <style:text-properties fo:color="#a9b7c6" style:font-name="Courier New1"/>
    </style:style>
    <style:style style:name="P12" style:family="paragraph" style:parent-style-name="Preformatted_20_Text">
      <style:paragraph-properties fo:background-color="#2b2b2b">
        <style:background-image/>
      </style:paragraph-properties>
      <style:text-properties fo:color="#6a8759"/>
    </style:style>
    <style:style style:name="P13" style:family="paragraph" style:parent-style-name="Preformatted_20_Text">
      <style:paragraph-properties fo:margin-left="0cm" fo:margin-right="0cm" fo:orphans="2" fo:widows="2" fo:text-indent="0cm" style:auto-text-indent="false"/>
      <style:text-properties fo:color="#a9b7c6" style:font-name="Courier New1"/>
    </style:style>
    <style:style style:name="P1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a9b7c6" style:font-name="Courier New1" fo:letter-spacing="normal" fo:language="ru" fo:country="RU" fo:font-style="normal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language="ru" fo:country="RU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</style:style>
    <style:style style:name="P17" style:family="paragraph" style:parent-style-name="Standard">
      <style:paragraph-properties fo:margin-left="0cm" fo:margin-right="0cm" fo:margin-top="0cm" fo:margin-bottom="0cm" style:line-height-at-least="0.503cm" fo:text-align="start" style:justify-single-word="false" fo:orphans="2" fo:widows="2" fo:text-indent="0cm" style:auto-text-indent="false" fo:padding="0cm" fo:border="none"/>
    </style:style>
    <style:style style:name="P18" style:family="paragraph" style:parent-style-name="Standard">
      <style:paragraph-properties fo:margin-left="0cm" fo:margin-right="0cm" fo:margin-top="0cm" fo:margin-bottom="0cm" style:line-height-at-least="0.503cm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19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letter-spacing="normal" fo:language="ru" fo:country="RU" fo:font-style="normal"/>
    </style:style>
    <style:style style:name="P20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21" style:family="paragraph" style:parent-style-name="Text_20_body" style:list-style-name="L1">
      <style:paragraph-properties style:line-height-at-least="0.529cm" fo:orphans="2" fo:widows="2"/>
      <style:text-properties fo:font-variant="normal" fo:text-transform="none" fo:color="#000000" style:font-name="verdana" fo:font-size="9.75pt" fo:letter-spacing="normal" fo:font-style="normal" fo:font-weight="normal"/>
    </style:style>
    <style:style style:name="P22" style:family="paragraph" style:parent-style-name="Text_20_body">
      <style:paragraph-properties fo:margin-left="0cm" fo:margin-right="0cm" style:line-height-at-least="0.529cm" fo:orphans="2" fo:widows="2" fo:text-indent="0cm" style:auto-text-indent="false"/>
      <style:text-properties fo:font-variant="normal" fo:text-transform="none" fo:color="#000000" style:font-name="verdana" fo:font-size="9.75pt" fo:letter-spacing="normal" fo:font-style="normal" fo:font-weight="normal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9.75pt" fo:letter-spacing="normal" fo:language="ru" fo:country="RU" fo:font-style="normal" fo:font-weight="normal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letter-spacing="normal" fo:language="ru" fo:country="RU" fo:font-style="normal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language="ru" fo:country="RU"/>
    </style:style>
    <style:style style:name="P26" style:family="paragraph" style:parent-style-name="Text_20_body">
      <style:paragraph-properties fo:margin-left="0cm" fo:margin-right="0cm" style:line-height-at-least="0.529cm" fo:orphans="2" fo:widows="2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3" style:family="text">
      <style:text-properties fo:font-variant="normal" fo:text-transform="none" fo:color="#000000" style:font-name="verdana" fo:font-size="9.75pt" fo:letter-spacing="normal" fo:font-style="normal" fo:font-weight="bold"/>
    </style:style>
    <style:style style:name="T4" style:family="text">
      <style:text-properties fo:font-variant="normal" fo:text-transform="none" fo:color="#000000" style:font-name="Consolas" fo:font-size="9.75pt" fo:letter-spacing="normal" fo:font-style="normal" fo:font-weight="normal"/>
    </style:style>
    <style:style style:name="T5" style:family="text">
      <style:text-properties fo:font-variant="normal" fo:text-transform="none" fo:color="#000000" style:font-name="Consolas" fo:font-size="9pt" fo:letter-spacing="normal" fo:font-style="normal" fo:font-weight="normal" style:font-size-asian="9pt" style:font-size-complex="9pt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000000" fo:font-size="9pt" fo:letter-spacing="normal" style:font-size-asian="9pt" style:font-size-complex="9pt"/>
    </style:style>
    <style:style style:name="T8" style:family="text">
      <style:text-properties fo:font-variant="normal" fo:text-transform="none" fo:color="#000000" style:font-name="monospace" fo:font-size="9.75pt" fo:letter-spacing="normal" fo:font-style="normal" fo:font-weight="normal"/>
    </style:style>
    <style:style style:name="T9" style:family="text">
      <style:text-properties fo:font-variant="normal" fo:text-transform="none" fo:color="#000000" style:font-name="OpenSans" fo:font-size="9pt" fo:letter-spacing="normal" fo:language="ru" fo:country="RU" fo:font-style="normal" fo:font-weight="bold" style:font-weight-asian="bold" style:font-weight-complex="bold"/>
    </style:style>
    <style:style style:name="T10" style:family="text">
      <style:text-properties fo:font-variant="normal" fo:text-transform="none" fo:color="#808080" style:font-name="Consolas" fo:font-size="9.75pt" fo:letter-spacing="normal" fo:font-style="normal" fo:font-weight="normal"/>
    </style:style>
    <style:style style:name="T11" style:family="text">
      <style:text-properties fo:language="en" fo:country="US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weight="bold" style:font-weight-asian="bold" style:font-weight-complex="bold"/>
    </style:style>
    <style:style style:name="T14" style:family="text">
      <style:text-properties fo:color="#000000" style:font-name="verdana" fo:font-size="9.75pt" fo:letter-spacing="normal" fo:font-style="italic" fo:font-weight="normal"/>
    </style:style>
    <style:style style:name="T15" style:family="text">
      <style:text-properties fo:color="#000000" fo:language="ru" fo:country="RU" fo:font-weight="bold" style:font-weight-asian="bold" style:font-weight-complex="bold"/>
    </style:style>
    <style:style style:name="T16" style:family="text">
      <style:text-properties fo:font-style="italic"/>
    </style:style>
    <style:style style:name="T17" style:family="text">
      <style:text-properties fo:color="#cc7832"/>
    </style:style>
    <style:style style:name="T18" style:family="text">
      <style:text-properties fo:color="#cc7832" fo:font-weight="bold"/>
    </style:style>
    <style:style style:name="T19" style:family="text">
      <style:text-properties fo:color="#cc7832" style:font-name="Courier New1"/>
    </style:style>
    <style:style style:name="T20" style:family="text">
      <style:text-properties fo:color="#cc7832" style:font-name="Courier New1" fo:font-weight="bold"/>
    </style:style>
    <style:style style:name="T21" style:family="text">
      <style:text-properties fo:color="#6a8759"/>
    </style:style>
    <style:style style:name="T22" style:family="text">
      <style:text-properties fo:color="#6a8759" style:font-name="Courier New1"/>
    </style:style>
    <style:style style:name="T23" style:family="text">
      <style:text-properties fo:color="#bbb529"/>
    </style:style>
    <style:style style:name="T24" style:family="text">
      <style:text-properties style:font-name="Courier New1"/>
    </style:style>
    <style:style style:name="T25" style:family="text">
      <style:text-properties fo:color="#9876aa" style:font-name="Courier New1"/>
    </style:style>
    <style:style style:name="T26" style:family="text">
      <style:text-properties fo:color="#ffc66d" style:font-name="Courier New1"/>
    </style:style>
    <style:style style:name="T27" style:family="text">
      <style:text-properties fo:color="#808080"/>
    </style:style>
    <style:style style:name="T28" style:family="text">
      <style:text-properties fo:color="#808080" style:font-name="Courier New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Начало работы c Angular</text:h>
      <text:p text:style-name="P3"><text:span text:style-name="T2">Для работы с Angular необходимо установить сервер </text:span><text:span text:style-name="T3">Node.js</text:span><text:span text:style-name="T2"> и пакетный менеджер </text:span><text:span text:style-name="T3">npm</text:span><text:span text:style-name="T2">, если они отсутствуют на рабочей машине. Для установки можно использовать  </text:span><text:a xlink:type="simple" xlink:href="https://nodejs.org/en/" text:style-name="Internet_20_link" text:visited-style-name="Visited_20_Internet_20_Link">https://nodejs.org/en/</text:a><text:span text:style-name="T2"> <text:s/>Вместе с сервером она также установит и npm. При этом особого какого-то знания для работы с NodeJS и npm не требуется.</text:span></text:p>
      <text:p text:style-name="P4">После установки необходимых инструментов создадим простейшее приложение. Для этого определим на жестком диске папку приложения. Путь она будет называться <text:span text:style-name="T1">helloapp</text:span>. В этой папке создадим новый файл <text:span text:style-name="T1">package.json</text:span> со следующим содержимым:</text:p>
      <text:p text:style-name="Standard"/>
      <text:p text:style-name="P2"><text:span text:style-name="Source_20_Text"><text:span text:style-name="T5">{</text:span></text:span></text:p>
      <text:p text:style-name="P2"><text:span text:style-name="Source_20_Text"><text:span text:style-name="T7">    </text:span></text:span><text:span text:style-name="Source_20_Text"><text:span text:style-name="T5">"name": "helloapp",</text:span></text:span></text:p>
      <text:p text:style-name="P2"><text:span text:style-name="Source_20_Text"><text:span text:style-name="T7">    </text:span></text:span><text:span text:style-name="Source_20_Text"><text:span text:style-name="T5">"version": "1.0.0",</text:span></text:span></text:p>
      <text:p text:style-name="P2"><text:span text:style-name="Source_20_Text"><text:span text:style-name="T7">    </text:span></text:span><text:span text:style-name="Source_20_Text"><text:span text:style-name="T5">"description": "First Angular 7 Project",</text:span></text:span></text:p>
      <text:p text:style-name="P2"><text:span text:style-name="Source_20_Text"><text:span text:style-name="T7">    </text:span></text:span><text:span text:style-name="Source_20_Text"><text:span text:style-name="T5">"author": "Eugene Popov &lt;metanit.com&gt;",</text:span></text:span></text:p>
      <text:p text:style-name="P2"><text:span text:style-name="Source_20_Text"><text:span text:style-name="T7">    </text:span></text:span><text:span text:style-name="Source_20_Text"><text:span text:style-name="T5">"scripts": {</text:span></text:span></text:p>
      <text:p text:style-name="P2"><text:span text:style-name="Source_20_Text"><text:span text:style-name="T7">        </text:span></text:span><text:span text:style-name="Source_20_Text"><text:span text:style-name="T5">"dev": "webpack-dev-server --hot --open",</text:span></text:span></text:p>
      <text:p text:style-name="P2"><text:span text:style-name="Source_20_Text"><text:span text:style-name="T7">        </text:span></text:span><text:span text:style-name="Source_20_Text"><text:span text:style-name="T5">"build": "webpack"</text:span></text:span></text:p>
      <text:p text:style-name="P2"><text:span text:style-name="Source_20_Text"><text:span text:style-name="T7">    </text:span></text:span><text:span text:style-name="Source_20_Text"><text:span text:style-name="T5">},</text:span></text:span></text:p>
      <text:p text:style-name="P2"><text:span text:style-name="Source_20_Text"><text:span text:style-name="T7">    </text:span></text:span><text:span text:style-name="Source_20_Text"><text:span text:style-name="T5">"dependencies": {</text:span></text:span></text:p>
      <text:p text:style-name="P2"><text:span text:style-name="Source_20_Text"><text:span text:style-name="T7">    </text:span></text:span><text:span text:style-name="Source_20_Text"><text:span text:style-name="T5">"@angular/common": "~7.0.0",</text:span></text:span></text:p>
      <text:p text:style-name="P2"><text:span text:style-name="Source_20_Text"><text:span text:style-name="T7">    </text:span></text:span><text:span text:style-name="Source_20_Text"><text:span text:style-name="T5">"@angular/compiler": "~7.0.0",</text:span></text:span></text:p>
      <text:p text:style-name="P2"><text:span text:style-name="Source_20_Text"><text:span text:style-name="T7">    </text:span></text:span><text:span text:style-name="Source_20_Text"><text:span text:style-name="T5">"@angular/core": "~7.0.0",</text:span></text:span></text:p>
      <text:p text:style-name="P2"><text:span text:style-name="Source_20_Text"><text:span text:style-name="T7">    </text:span></text:span><text:span text:style-name="Source_20_Text"><text:span text:style-name="T5">"@angular/forms": "~7.0.0",</text:span></text:span></text:p>
      <text:p text:style-name="P2"><text:span text:style-name="Source_20_Text"><text:span text:style-name="T7">    </text:span></text:span><text:span text:style-name="Source_20_Text"><text:span text:style-name="T5">"@angular/platform-browser": "~7.0.0",</text:span></text:span></text:p>
      <text:p text:style-name="P2"><text:span text:style-name="Source_20_Text"><text:span text:style-name="T7">    </text:span></text:span><text:span text:style-name="Source_20_Text"><text:span text:style-name="T5">"@angular/platform-browser-dynamic": "~7.0.0",</text:span></text:span></text:p>
      <text:p text:style-name="P2"><text:span text:style-name="Source_20_Text"><text:span text:style-name="T7">    </text:span></text:span><text:span text:style-name="Source_20_Text"><text:span text:style-name="T5">"@angular/router": "~7.0.0",</text:span></text:span></text:p>
      <text:p text:style-name="P2"><text:span text:style-name="Source_20_Text"><text:span text:style-name="T7">    </text:span></text:span><text:span text:style-name="Source_20_Text"><text:span text:style-name="T5">"core-js": "^2.5.7",</text:span></text:span></text:p>
      <text:p text:style-name="P2"><text:span text:style-name="Source_20_Text"><text:span text:style-name="T7">    </text:span></text:span><text:span text:style-name="Source_20_Text"><text:span text:style-name="T5">"rxjs":"^6.3.3",</text:span></text:span></text:p>
      <text:p text:style-name="P2"><text:span text:style-name="Source_20_Text"><text:span text:style-name="T7">    </text:span></text:span><text:span text:style-name="Source_20_Text"><text:span text:style-name="T5">"zone.js": "^0.8.26"</text:span></text:span></text:p>
      <text:p text:style-name="P2"><text:span text:style-name="Source_20_Text"><text:span text:style-name="T7">  </text:span></text:span><text:span text:style-name="Source_20_Text"><text:span text:style-name="T5">},</text:span></text:span></text:p>
      <text:p text:style-name="P2"><text:span text:style-name="Source_20_Text"><text:span text:style-name="T7">  </text:span></text:span><text:span text:style-name="Source_20_Text"><text:span text:style-name="T5">"devDependencies": {</text:span></text:span></text:p>
      <text:p text:style-name="P2"><text:span text:style-name="Source_20_Text"><text:span text:style-name="T7">    </text:span></text:span><text:span text:style-name="Source_20_Text"><text:span text:style-name="T5">"@types/node":"^10.12.0",</text:span></text:span></text:p>
      <text:p text:style-name="P2"><text:span text:style-name="Source_20_Text"><text:span text:style-name="T7">    </text:span></text:span><text:span text:style-name="Source_20_Text"><text:span text:style-name="T5">"typescript": "^3.0.0",</text:span></text:span></text:p>
      <text:p text:style-name="P2"><text:span text:style-name="Source_20_Text"><text:span text:style-name="T7">    </text:span></text:span><text:span text:style-name="Source_20_Text"><text:span text:style-name="T5">"webpack": "^4.21.0",</text:span></text:span></text:p>
      <text:p text:style-name="P2"><text:span text:style-name="Source_20_Text"><text:span text:style-name="T7">    </text:span></text:span><text:span text:style-name="Source_20_Text"><text:span text:style-name="T5">"webpack-cli": "^3.1.2",</text:span></text:span></text:p>
      <text:p text:style-name="P2"><text:span text:style-name="Source_20_Text"><text:span text:style-name="T7">    </text:span></text:span><text:span text:style-name="Source_20_Text"><text:span text:style-name="T5">"webpack-dev-server": "^3.1.9",</text:span></text:span></text:p>
      <text:p text:style-name="P2"><text:span text:style-name="Source_20_Text"><text:span text:style-name="T7">    </text:span></text:span><text:span text:style-name="Source_20_Text"><text:span text:style-name="T5">"angular2-template-loader": "^0.6.2",</text:span></text:span></text:p>
      <text:p text:style-name="P2"><text:span text:style-name="Source_20_Text"><text:span text:style-name="T7">    </text:span></text:span><text:span text:style-name="Source_20_Text"><text:span text:style-name="T5">"awesome-typescript-loader": "^5.2.1",</text:span></text:span></text:p>
      <text:p text:style-name="P2"><text:span text:style-name="Source_20_Text"><text:span text:style-name="T7">    </text:span></text:span><text:span text:style-name="Source_20_Text"><text:span text:style-name="T5">"uglifyjs-webpack-plugin": "^2.0.0"</text:span></text:span></text:p>
      <text:p text:style-name="P2"><text:span text:style-name="Source_20_Text"><text:span text:style-name="T7">  </text:span></text:span><text:span text:style-name="Source_20_Text"><text:span text:style-name="T5">}</text:span></text:span></text:p>
      <text:p text:style-name="P2"><text:span text:style-name="Source_20_Text"><text:span text:style-name="T5">}</text:span></text:span></text:p>
      <text:p text:style-name="Standard"/>
      <text:p text:style-name="P1"><text:span text:style-name="T2">Данный файл устанавливает пакеты и зависимости, которые будут использоваться проектом. В секции dependencies в основном определяются пакеты angular, которые необходимы приложению для работы. В секции devDependencies прописаны только те пакеты, которые будут использоваться для разработки. В частности, это пакеты для работы с языком typescript (так как мы будем писать код приложения на языке TypeScript), а также пакеты, необходимые для сборки приложения в один файл с помощью сборщика webpack.</text:span> </text:p>
      <text:p text:style-name="P1"/>
      <text:p text:style-name="P1"><text:span text:style-name="T2">И затем выполним команду </text:span><text:span text:style-name="Source_20_Text"><text:span text:style-name="T8">npm install</text:span></text:span><text:span text:style-name="T2">, которая установит все необходимые модули:</text:span> </text:p>
      <text:p text:style-name="P1"><draw:frame draw:style-name="fr1" draw:name="Графический объект1" text:anchor-type="paragraph" svg:x="0.146cm" svg:y="0.265cm" svg:width="14.155cm" svg:height="1.192cm" draw:z-index="0"><draw:image xlink:href="Pictures/200000070000374C000004A84C8520D8.svm" xlink:type="simple" xlink:show="embed" xlink:actuate="onLoad"/></draw:frame></text:p>
      <text:p text:style-name="P5"><text:soft-page-break/>После выполнения этой команды в папке проекта должна появиться подпапка <text:span text:style-name="T1">node_modules</text:span>, которая содержит все используемые зависимости и пакеты.</text:p>
      <text:p text:style-name="P4">Затем создадим в папке проекта подпапку, которую назовем <text:span text:style-name="T1">src</text:span> - она будет содержать все исходные файлы. И далее в папке src создадим подкаталог <text:span text:style-name="T1">app</text:span>.</text:p>
      <text:h text:style-name="P7" text:outline-level="3">Создание компонента Angular</text:h>
      <text:p text:style-name="P4">Компоненты представляют основные строительные блоки приложения Angular. Каждое приложение Angular имеет как минимум один компонент. Поэтому создадим в папке <text:span text:style-name="T1">src/app</text:span> новый файл, который назовем <text:span text:style-name="T1">app.component.ts</text:span> и в котором определим следующий код компонента:</text:p>
      <text:p text:style-name="P1"/>
      <text:p text:style-name="P1"><text:span text:style-name="Source_20_Text"><text:span text:style-name="T4">import</text:span></text:span><text:span text:style-name="T4"> </text:span><text:span text:style-name="Source_20_Text"><text:span text:style-name="T4">{ Component } from '@angular/core';</text:span></text:span></text:p>
      <text:p text:style-name="P2"><text:span text:style-name="Source_20_Text"><text:span text:style-name="T6">    </text:span></text:span><text:span text:style-name="T6"> </text:span></text:p>
      <text:p text:style-name="P2"><text:span text:style-name="Source_20_Text"><text:span text:style-name="T4">@Component({</text:span></text:span></text:p>
      <text:p text:style-name="P2"><text:span text:style-name="Source_20_Text"><text:span text:style-name="T6">    </text:span></text:span><text:span text:style-name="Source_20_Text"><text:span text:style-name="T4">selector: 'my-app',</text:span></text:span></text:p>
      <text:p text:style-name="P2"><text:span text:style-name="Source_20_Text"><text:span text:style-name="T6">    </text:span></text:span><text:span text:style-name="Source_20_Text"><text:span text:style-name="T4">template: `&lt;label&gt;Введите имя:&lt;/label&gt;</text:span></text:span></text:p>
      <text:p text:style-name="P2"><text:span text:style-name="Source_20_Text"><text:span text:style-name="T6">                 </text:span></text:span><text:span text:style-name="Source_20_Text"><text:span text:style-name="T4">&lt;input [(ngModel)]="name"</text:span></text:span><text:span text:style-name="T4"> </text:span><text:span text:style-name="Source_20_Text"><text:span text:style-name="T4">placeholder="name"&gt;</text:span></text:span></text:p>
      <text:p text:style-name="P2"><text:span text:style-name="Source_20_Text"><text:span text:style-name="T6">                 </text:span></text:span><text:span text:style-name="Source_20_Text"><text:span text:style-name="T4">&lt;h1&gt;Добро пожаловать {{name}}!&lt;/h1&gt;`</text:span></text:span></text:p>
      <text:p text:style-name="P2"><text:span text:style-name="Source_20_Text"><text:span text:style-name="T4">})</text:span></text:span></text:p>
      <text:p text:style-name="P2"><text:span text:style-name="Source_20_Text"><text:span text:style-name="T4">export</text:span></text:span><text:span text:style-name="T4"> </text:span><text:span text:style-name="Source_20_Text"><text:span text:style-name="T4">class</text:span></text:span><text:span text:style-name="T4"> </text:span><text:span text:style-name="Source_20_Text"><text:span text:style-name="T4">AppComponent { </text:span></text:span></text:p>
      <text:p text:style-name="P2"><text:span text:style-name="Source_20_Text"><text:span text:style-name="T6">    </text:span></text:span><text:span text:style-name="Source_20_Text"><text:span text:style-name="T4">name= '';</text:span></text:span></text:p>
      <text:p text:style-name="P2"><text:span text:style-name="Source_20_Text"><text:span text:style-name="T4">}</text:span></text:span></text:p>
      <text:p text:style-name="P1"/>
      <text:p text:style-name="P6"><text:span text:style-name="T2">В начале файла определяется директива </text:span><text:span text:style-name="T3">import</text:span><text:span text:style-name="T2">, которая импортирует функциональность модуля </text:span><text:span text:style-name="Source_20_Text"><text:span text:style-name="T8">angular/core</text:span></text:span><text:span text:style-name="T2">, предоставляя доступ к функции декоратора </text:span><text:span text:style-name="Source_20_Text"><text:span text:style-name="T8">@Component</text:span></text:span><text:span text:style-name="T2">.</text:span></text:p>
      <text:p text:style-name="P3"><text:span text:style-name="T2">Далее собственно идет функция-декоратор </text:span><text:span text:style-name="Source_20_Text"><text:span text:style-name="T8">@Component</text:span></text:span><text:span text:style-name="T2">, которая ассоциирует метаданные с классом компонента AppComponent. В этой функции, во-первых, определяется параметр </text:span><text:span text:style-name="Source_20_Text"><text:span text:style-name="T8">selector</text:span></text:span><text:span text:style-name="T2"> или селектор css для HTML-элемента, который будет представлять компонент. Во-вторых, здесь определяется параметр </text:span><text:span text:style-name="Source_20_Text"><text:span text:style-name="T8">template</text:span></text:span><text:span text:style-name="T2"> или шаблон, который указывает, как надо визуализировать компонент. В этом шаблоне задана двусторонняя привязка с помощью выражений </text:span><text:span text:style-name="Source_20_Text"><text:span text:style-name="T8">[(ngModel)]="name"</text:span></text:span><text:span text:style-name="T2"> и </text:span><text:span text:style-name="Source_20_Text"><text:span text:style-name="T8">{{name}}</text:span></text:span><text:span text:style-name="T2"> к некоторой модели name.</text:span></text:p>
      <text:p text:style-name="P4">И в конце собственно экспортируется класс компонента AppComponent, в котором как раз определяется модель name - в данном случае это пустая строка.</text:p>
      <text:h text:style-name="P7" text:outline-level="3">Создание модуля приложения</text:h>
      <text:p text:style-name="P4">Приложение Angular состоит из модулей. Модульная структура позволяет легко подгружать и задействовать только те модули, которые непосредственно необходимы. И каждое приложение имеет как минимум один корневой модуль. Поэтому создадим в папке <text:span text:style-name="T1">src/app</text:span> новый файл, который назовем <text:span text:style-name="T1">app.module.ts</text:span> со следующим содержимым:</text:p>
      <text:p text:style-name="P4"/>
      <text:p text:style-name="P1"><text:span text:style-name="Source_20_Text"><text:span text:style-name="T4">import</text:span></text:span><text:span text:style-name="T4"> </text:span><text:span text:style-name="Source_20_Text"><text:span text:style-name="T4">{ NgModule }      from '@angular/core';</text:span></text:span></text:p>
      <text:p text:style-name="P2"><text:span text:style-name="Source_20_Text"><text:span text:style-name="T4">import</text:span></text:span><text:span text:style-name="T4"> </text:span><text:span text:style-name="Source_20_Text"><text:span text:style-name="T4">{ BrowserModule } from '@angular/platform-browser';</text:span></text:span></text:p>
      <text:p text:style-name="P2"><text:span text:style-name="Source_20_Text"><text:span text:style-name="T4">import</text:span></text:span><text:span text:style-name="T4"> </text:span><text:span text:style-name="Source_20_Text"><text:span text:style-name="T4">{ FormsModule }   from '@angular/forms';</text:span></text:span></text:p>
      <text:p text:style-name="P2"><text:span text:style-name="Source_20_Text"><text:span text:style-name="T4">import</text:span></text:span><text:span text:style-name="T4"> </text:span><text:span text:style-name="Source_20_Text"><text:span text:style-name="T4">{ AppComponent }   from './app.component';</text:span></text:span></text:p>
      <text:p text:style-name="P2"><text:span text:style-name="Source_20_Text"><text:span text:style-name="T4">@NgModule({</text:span></text:span></text:p>
      <text:p text:style-name="P2"><text:span text:style-name="Source_20_Text"><text:span text:style-name="T6">    </text:span></text:span><text:span text:style-name="Source_20_Text"><text:span text:style-name="T4">imports:      [ BrowserModule, FormsModule ],</text:span></text:span></text:p>
      <text:p text:style-name="P2"><text:span text:style-name="Source_20_Text"><text:span text:style-name="T6">    </text:span></text:span><text:span text:style-name="Source_20_Text"><text:span text:style-name="T4">declarations: [ AppComponent ],</text:span></text:span></text:p>
      <text:p text:style-name="P2"><text:span text:style-name="Source_20_Text"><text:span text:style-name="T6">    </text:span></text:span><text:span text:style-name="Source_20_Text"><text:span text:style-name="T4">bootstrap:    [ AppComponent ]</text:span></text:span></text:p>
      <text:p text:style-name="P2"><text:span text:style-name="Source_20_Text"><text:span text:style-name="T4">})</text:span></text:span></text:p>
      <text:p text:style-name="P2"><text:span text:style-name="Source_20_Text"><text:span text:style-name="T4">export</text:span></text:span><text:span text:style-name="T4"> </text:span><text:span text:style-name="Source_20_Text"><text:span text:style-name="T4">class</text:span></text:span><text:span text:style-name="T4"> </text:span><text:span text:style-name="Source_20_Text"><text:span text:style-name="T4">AppModule { }</text:span></text:span></text:p>
      <text:p text:style-name="P1"/>
      <text:p text:style-name="P5"><text:soft-page-break/>Этот модуль, который в данном случае называется AppModule, будет входной точкой в приложение.</text:p>
      <text:p text:style-name="P4">С помощью директив <text:span text:style-name="T1">import</text:span> здесь импортируется ряд нужных нам модулей. Прежде всего, это модуль NgModule. Для работы с браузером также требуется модуль BrowserModule. Так как наш компонент использует элемент input или элемент формы, то также подключаем модуль FormsModule. И далее импортируется созданный ранее компонент.</text:p>
      <text:h text:style-name="P7" text:outline-level="3">Запуск приложения</text:h>
      <text:p text:style-name="P4">Теперь нам надо указать Angularу, как запускать наше приложение. Для этого создадим в папке <text:span text:style-name="T1">src</text:span> (на уровень выше, чем расположены файлы app.component.ts и app.module.ts) файл <text:span text:style-name="T1">main.ts</text:span> со следующим содержимым:</text:p>
      <text:p text:style-name="P1"><text:span text:style-name="Source_20_Text"><text:span text:style-name="T4">import</text:span></text:span><text:span text:style-name="T4"> </text:span><text:span text:style-name="Source_20_Text"><text:span text:style-name="T4">{ platformBrowserDynamic } from '@angular/platform-browser-dynamic';</text:span></text:span></text:p>
      <text:p text:style-name="P2"><text:span text:style-name="Source_20_Text"><text:span text:style-name="T4">import</text:span></text:span><text:span text:style-name="T4"> </text:span><text:span text:style-name="Source_20_Text"><text:span text:style-name="T4">{ AppModule } from './app/app.module';</text:span></text:span></text:p>
      <text:p text:style-name="P2"><text:span text:style-name="Source_20_Text"><text:span text:style-name="T4">const</text:span></text:span><text:span text:style-name="T4"> </text:span><text:span text:style-name="Source_20_Text"><text:span text:style-name="T4">platform = platformBrowserDynamic();</text:span></text:span></text:p>
      <text:p text:style-name="P2"><text:span text:style-name="Source_20_Text"><text:span text:style-name="T4">platform.bootstrapModule(AppModule);</text:span></text:span></text:p>
      <text:p text:style-name="P1"/>
      <text:p text:style-name="P5">Этот код инициализирует платформу, которая запускает приложение, и затем использует эту платформу для загрузки модуля AppModule.</text:p>
      <text:p text:style-name="P4">Также в папке <text:span text:style-name="T1">src</text:span> определим еще один файл, который назовем <text:span text:style-name="T1">polyfills.ts</text:span> со следующим кодом:</text:p>
      <text:p text:style-name="P1"><text:span text:style-name="Source_20_Text"><text:span text:style-name="T4">import</text:span></text:span><text:span text:style-name="T4"> </text:span><text:span text:style-name="Source_20_Text"><text:span text:style-name="T4">'core-js/es6';</text:span></text:span></text:p>
      <text:p text:style-name="P2"><text:span text:style-name="Source_20_Text"><text:span text:style-name="T4">// для поддержки Reflect Api</text:span></text:span></text:p>
      <text:p text:style-name="P2"><text:span text:style-name="Source_20_Text"><text:span text:style-name="T4">import</text:span></text:span><text:span text:style-name="T4"> </text:span><text:span text:style-name="Source_20_Text"><text:span text:style-name="T4">'core-js/es7/reflect';</text:span></text:span></text:p>
      <text:p text:style-name="P2"><text:span text:style-name="Source_20_Text"><text:span text:style-name="T4">// zone используется angular</text:span></text:span></text:p>
      <text:p text:style-name="P2"><text:span text:style-name="Source_20_Text"><text:span text:style-name="T4">import</text:span></text:span><text:span text:style-name="T4"> </text:span><text:span text:style-name="Source_20_Text"><text:span text:style-name="T4">'zone.js/dist/zone';</text:span></text:span></text:p>
      <text:p text:style-name="P1"/>
      <text:p text:style-name="P6"><text:span text:style-name="T2">Данный файл определяет полифилы - инструменты, которые необходимы для поддержки приложения на Angular старыми браузерами. В частности, первая большая группа полифилов предназвачена для работы в IE9-11. Однако если мы не планируем поддерживать этот браузер, то данную группу импорта пакетов можно не включать. Но в любом случае файл должен содержать импорт zone: </text:span><text:span text:style-name="Source_20_Text"><text:span text:style-name="T8">import 'zone.js/dist/zone'</text:span></text:span><text:span text:style-name="T2">.</text:span></text:p>
      <text:h text:style-name="P7" text:outline-level="3">Определение конфигурации</text:h>
      <text:p text:style-name="P4">Поскольку для определения кода приложения применяется язык TypeScript, поэтому также создадим в корневой папке проекта новый файл <text:span text:style-name="T1">tsconfig.json</text:span>:</text:p>
      <text:p text:style-name="P1"><text:span text:style-name="Source_20_Text"><text:span text:style-name="T4">{</text:span></text:span></text:p>
      <text:p text:style-name="P2"><text:span text:style-name="Source_20_Text"><text:span text:style-name="T6">    </text:span></text:span><text:span text:style-name="Source_20_Text"><text:span text:style-name="T4">"compilerOptions": {</text:span></text:span></text:p>
      <text:p text:style-name="P2"><text:span text:style-name="Source_20_Text"><text:span text:style-name="T6">      </text:span></text:span><text:span text:style-name="Source_20_Text"><text:span text:style-name="T4">"target": "es5",</text:span></text:span></text:p>
      <text:p text:style-name="P2"><text:span text:style-name="Source_20_Text"><text:span text:style-name="T6">      </text:span></text:span><text:span text:style-name="Source_20_Text"><text:span text:style-name="T4">"module": "es2015",</text:span></text:span></text:p>
      <text:p text:style-name="P2"><text:span text:style-name="Source_20_Text"><text:span text:style-name="T6">      </text:span></text:span><text:span text:style-name="Source_20_Text"><text:span text:style-name="T4">"moduleResolution": "node",</text:span></text:span></text:p>
      <text:p text:style-name="P2"><text:span text:style-name="Source_20_Text"><text:span text:style-name="T6">      </text:span></text:span><text:span text:style-name="Source_20_Text"><text:span text:style-name="T4">"sourceMap": true,</text:span></text:span></text:p>
      <text:p text:style-name="P2"><text:span text:style-name="Source_20_Text"><text:span text:style-name="T6">      </text:span></text:span><text:span text:style-name="Source_20_Text"><text:span text:style-name="T4">"emitDecoratorMetadata": true,</text:span></text:span></text:p>
      <text:p text:style-name="P2"><text:span text:style-name="Source_20_Text"><text:span text:style-name="T6">      </text:span></text:span><text:span text:style-name="Source_20_Text"><text:span text:style-name="T4">"experimentalDecorators": true,</text:span></text:span></text:p>
      <text:p text:style-name="P2"><text:span text:style-name="Source_20_Text"><text:span text:style-name="T6">      </text:span></text:span><text:span text:style-name="Source_20_Text"><text:span text:style-name="T4">"lib": [ "es2015", "dom"</text:span></text:span><text:span text:style-name="T4"> </text:span><text:span text:style-name="Source_20_Text"><text:span text:style-name="T4">],</text:span></text:span></text:p>
      <text:p text:style-name="P2"><text:span text:style-name="Source_20_Text"><text:span text:style-name="T6">      </text:span></text:span><text:span text:style-name="Source_20_Text"><text:span text:style-name="T4">"noImplicitAny": true,</text:span></text:span></text:p>
      <text:p text:style-name="P2"><text:span text:style-name="Source_20_Text"><text:span text:style-name="T6">      </text:span></text:span><text:span text:style-name="Source_20_Text"><text:span text:style-name="T4">"suppressImplicitAnyIndexErrors": true,</text:span></text:span></text:p>
      <text:p text:style-name="P2"><text:span text:style-name="Source_20_Text"><text:span text:style-name="T6">      </text:span></text:span><text:span text:style-name="Source_20_Text"><text:span text:style-name="T4">"typeRoots": [</text:span></text:span></text:p>
      <text:p text:style-name="P2"><text:span text:style-name="Source_20_Text"><text:span text:style-name="T6">        </text:span></text:span><text:span text:style-name="Source_20_Text"><text:span text:style-name="T4">"node_modules/@types/"</text:span></text:span></text:p>
      <text:p text:style-name="P2"><text:span text:style-name="Source_20_Text"><text:span text:style-name="T6">      </text:span></text:span><text:span text:style-name="Source_20_Text"><text:span text:style-name="T4">]</text:span></text:span></text:p>
      <text:p text:style-name="P2"><text:span text:style-name="Source_20_Text"><text:span text:style-name="T6">    </text:span></text:span><text:span text:style-name="Source_20_Text"><text:span text:style-name="T4">},</text:span></text:span></text:p>
      <text:p text:style-name="P2"><text:span text:style-name="Source_20_Text"><text:span text:style-name="T6">    </text:span></text:span><text:span text:style-name="Source_20_Text"><text:span text:style-name="T4">"exclude": [</text:span></text:span></text:p>
      <text:p text:style-name="P2"><text:span text:style-name="Source_20_Text"><text:span text:style-name="T6">        </text:span></text:span><text:span text:style-name="Source_20_Text"><text:span text:style-name="T4">"node_modules"</text:span></text:span></text:p>
      <text:p text:style-name="P2"><text:span text:style-name="Source_20_Text"><text:span text:style-name="T6">    </text:span></text:span><text:span text:style-name="Source_20_Text"><text:span text:style-name="T4">]</text:span></text:span></text:p>
      <text:p text:style-name="P2"><text:span text:style-name="Source_20_Text"><text:span text:style-name="T6">  </text:span></text:span><text:span text:style-name="Source_20_Text"><text:span text:style-name="T4">}</text:span></text:span></text:p>
      <text:p text:style-name="P5"><text:soft-page-break/>Данный файл определяет настройки для компилятора TypeScript. Опция "compilerOptions" устанавливает параметры компиляции. А опция "exclude" исключает из компиляции папку node_modules, которая содержит все загруженные пакеты.</text:p>
      <text:p text:style-name="P4">Если мы используем TypeScript для работы с Angular, то эти два файла фактически будут присутствовать в каждом проекте. И их можно переносить из проекта в проект с минимальными изменениями. Например, в файле package.json можно будет задать какие-то другие версии пакетов, если предыдущие версии устарели. Можно будет изменить название проекта, версию. Можно подправить настройки TypeScript, но в целом общая организация будет той же.</text:p>
      <text:p text:style-name="P4">Поскольку наше приложение будет разбито на несколько отдельных файлов, то для их сборки будем использовать популярняй сборщик <text:span text:style-name="T1">webpack</text:span>. Поэтому также определим в корневой папке проекта еще один файл <text:span text:style-name="T1">webpack.config.js</text:span>:</text:p>
      <text:p text:style-name="P1"/>
      <text:p text:style-name="P1"><text:span text:style-name="Source_20_Text"><text:span text:style-name="T4">var</text:span></text:span><text:span text:style-name="T4"> </text:span><text:span text:style-name="Source_20_Text"><text:span text:style-name="T4">path = require('path');</text:span></text:span></text:p>
      <text:p text:style-name="P2"><text:span text:style-name="Source_20_Text"><text:span text:style-name="T4">var</text:span></text:span><text:span text:style-name="T4"> </text:span><text:span text:style-name="Source_20_Text"><text:span text:style-name="T4">webpack = require('webpack');</text:span></text:span></text:p>
      <text:p text:style-name="P2"><text:span text:style-name="Source_20_Text"><text:span text:style-name="T4">var</text:span></text:span><text:span text:style-name="T4"> </text:span><text:span text:style-name="Source_20_Text"><text:span text:style-name="T4">UglifyJSPlugin = require('uglifyjs-webpack-plugin'); // плагин минимизации</text:span></text:span></text:p>
      <text:p text:style-name="P2"><text:span text:style-name="Source_20_Text"><text:span text:style-name="T4">module.exports = {</text:span></text:span></text:p>
      <text:p text:style-name="P2"><text:span text:style-name="Source_20_Text"><text:span text:style-name="T6">    </text:span></text:span><text:span text:style-name="Source_20_Text"><text:span text:style-name="T4">entry: {</text:span></text:span></text:p>
      <text:p text:style-name="P2"><text:span text:style-name="Source_20_Text"><text:span text:style-name="T6">        </text:span></text:span><text:span text:style-name="Source_20_Text"><text:span text:style-name="T4">'polyfills': './src/polyfills.ts',</text:span></text:span></text:p>
      <text:p text:style-name="P2"><text:span text:style-name="Source_20_Text"><text:span text:style-name="T6">        </text:span></text:span><text:span text:style-name="Source_20_Text"><text:span text:style-name="T4">'app': './src/main.ts'</text:span></text:span></text:p>
      <text:p text:style-name="P2"><text:span text:style-name="Source_20_Text"><text:span text:style-name="T6">      </text:span></text:span><text:span text:style-name="Source_20_Text"><text:span text:style-name="T4">},</text:span></text:span></text:p>
      <text:p text:style-name="P2"><text:span text:style-name="Source_20_Text"><text:span text:style-name="T6">   </text:span></text:span><text:span text:style-name="Source_20_Text"><text:span text:style-name="T4">output:{</text:span></text:span></text:p>
      <text:p text:style-name="P2"><text:span text:style-name="Source_20_Text"><text:span text:style-name="T6">       </text:span></text:span><text:span text:style-name="Source_20_Text"><text:span text:style-name="T4">path: path.resolve(__dirname, './public'),     // путь к каталогу выходных файлов - папка public</text:span></text:span></text:p>
      <text:p text:style-name="P2"><text:span text:style-name="Source_20_Text"><text:span text:style-name="T6">       </text:span></text:span><text:span text:style-name="Source_20_Text"><text:span text:style-name="T4">publicPath: '/public/',</text:span></text:span></text:p>
      <text:p text:style-name="P2"><text:span text:style-name="Source_20_Text"><text:span text:style-name="T6">       </text:span></text:span><text:span text:style-name="Source_20_Text"><text:span text:style-name="T4">filename: "[name].js"</text:span></text:span><text:span text:style-name="T4">       </text:span><text:span text:style-name="Source_20_Text"><text:span text:style-name="T4">// название создаваемого файла</text:span></text:span></text:p>
      <text:p text:style-name="P2"><text:span text:style-name="Source_20_Text"><text:span text:style-name="T6">   </text:span></text:span><text:span text:style-name="Source_20_Text"><text:span text:style-name="T4">},</text:span></text:span></text:p>
      <text:p text:style-name="P2"><text:span text:style-name="Source_20_Text"><text:span text:style-name="T6">   </text:span></text:span><text:span text:style-name="Source_20_Text"><text:span text:style-name="T4">resolve: {</text:span></text:span></text:p>
      <text:p text:style-name="P2"><text:span text:style-name="Source_20_Text"><text:span text:style-name="T6">    </text:span></text:span><text:span text:style-name="Source_20_Text"><text:span text:style-name="T4">extensions: ['.ts', '.js']</text:span></text:span></text:p>
      <text:p text:style-name="P2"><text:span text:style-name="Source_20_Text"><text:span text:style-name="T6">  </text:span></text:span><text:span text:style-name="Source_20_Text"><text:span text:style-name="T4">},</text:span></text:span></text:p>
      <text:p text:style-name="P2"><text:span text:style-name="Source_20_Text"><text:span text:style-name="T6">   </text:span></text:span><text:span text:style-name="Source_20_Text"><text:span text:style-name="T4">module:{</text:span></text:span></text:p>
      <text:p text:style-name="P2"><text:span text:style-name="Source_20_Text"><text:span text:style-name="T6">       </text:span></text:span><text:span text:style-name="Source_20_Text"><text:span text:style-name="T4">rules:[   //загрузчик для ts</text:span></text:span></text:p>
      <text:p text:style-name="P2"><text:span text:style-name="Source_20_Text"><text:span text:style-name="T6">           </text:span></text:span><text:span text:style-name="Source_20_Text"><text:span text:style-name="T4">{</text:span></text:span></text:p>
      <text:p text:style-name="P2"><text:span text:style-name="Source_20_Text"><text:span text:style-name="T6">               </text:span></text:span><text:span text:style-name="Source_20_Text"><text:span text:style-name="T4">test: /\.ts$/, // определяем тип файлов</text:span></text:span></text:p>
      <text:p text:style-name="P2"><text:span text:style-name="Source_20_Text"><text:span text:style-name="T6">               </text:span></text:span><text:span text:style-name="Source_20_Text"><text:span text:style-name="T4">use: [</text:span></text:span></text:p>
      <text:p text:style-name="P2"><text:span text:style-name="Source_20_Text"><text:span text:style-name="T6">                </text:span></text:span><text:span text:style-name="Source_20_Text"><text:span text:style-name="T4">{</text:span></text:span></text:p>
      <text:p text:style-name="P2"><text:span text:style-name="Source_20_Text"><text:span text:style-name="T6">                    </text:span></text:span><text:span text:style-name="Source_20_Text"><text:span text:style-name="T4">loader: 'awesome-typescript-loader',</text:span></text:span></text:p>
      <text:p text:style-name="P2"><text:span text:style-name="Source_20_Text"><text:span text:style-name="T6">                    </text:span></text:span><text:span text:style-name="Source_20_Text"><text:span text:style-name="T4">options: { configFileName: path.resolve(__dirname, 'tsconfig.json') }</text:span></text:span></text:p>
      <text:p text:style-name="P2"><text:span text:style-name="Source_20_Text"><text:span text:style-name="T6">                  </text:span></text:span><text:span text:style-name="Source_20_Text"><text:span text:style-name="T4">} ,</text:span></text:span></text:p>
      <text:p text:style-name="P2"><text:span text:style-name="Source_20_Text"><text:span text:style-name="T6">                   </text:span></text:span><text:span text:style-name="Source_20_Text"><text:span text:style-name="T4">'angular2-template-loader'</text:span></text:span></text:p>
      <text:p text:style-name="P2"><text:span text:style-name="Source_20_Text"><text:span text:style-name="T6">               </text:span></text:span><text:span text:style-name="Source_20_Text"><text:span text:style-name="T4">]</text:span></text:span></text:p>
      <text:p text:style-name="P2"><text:span text:style-name="Source_20_Text"><text:span text:style-name="T6">            </text:span></text:span><text:span text:style-name="Source_20_Text"><text:span text:style-name="T4">}</text:span></text:span></text:p>
      <text:p text:style-name="P2"><text:span text:style-name="Source_20_Text"><text:span text:style-name="T6">       </text:span></text:span><text:span text:style-name="Source_20_Text"><text:span text:style-name="T4">]</text:span></text:span></text:p>
      <text:p text:style-name="P2"><text:span text:style-name="Source_20_Text"><text:span text:style-name="T6">   </text:span></text:span><text:span text:style-name="Source_20_Text"><text:span text:style-name="T4">},</text:span></text:span></text:p>
      <text:p text:style-name="P2"><text:span text:style-name="Source_20_Text"><text:span text:style-name="T6">   </text:span></text:span><text:span text:style-name="Source_20_Text"><text:span text:style-name="T4">plugins: [</text:span></text:span></text:p>
      <text:p text:style-name="P2"><text:span text:style-name="Source_20_Text"><text:span text:style-name="T6">    </text:span></text:span><text:span text:style-name="Source_20_Text"><text:span text:style-name="T4">new</text:span></text:span><text:span text:style-name="T4"> </text:span><text:span text:style-name="Source_20_Text"><text:span text:style-name="T4">webpack.ContextReplacementPlugin(</text:span></text:span></text:p>
      <text:p text:style-name="P2"><text:span text:style-name="Source_20_Text"><text:span text:style-name="T6">        </text:span></text:span><text:span text:style-name="Source_20_Text"><text:span text:style-name="T4">/angular(\\|\/)core/,</text:span></text:span></text:p>
      <text:p text:style-name="P2"><text:span text:style-name="Source_20_Text"><text:span text:style-name="T6">        </text:span></text:span><text:span text:style-name="Source_20_Text"><text:span text:style-name="T4">path.resolve(__dirname, 'src'), // каталог с исходными файлами</text:span></text:span></text:p>
      <text:p text:style-name="P2"><text:span text:style-name="Source_20_Text"><text:span text:style-name="T6">      </text:span></text:span><text:span text:style-name="Source_20_Text"><text:span text:style-name="T4">{} // карта маршрутов</text:span></text:span></text:p>
      <text:p text:style-name="P2"><text:span text:style-name="Source_20_Text"><text:span text:style-name="T6">    </text:span></text:span><text:span text:style-name="Source_20_Text"><text:span text:style-name="T4">),</text:span></text:span></text:p>
      <text:p text:style-name="P2"><text:span text:style-name="Source_20_Text"><text:span text:style-name="T6">    </text:span></text:span><text:span text:style-name="Source_20_Text"><text:span text:style-name="T4">new</text:span></text:span><text:span text:style-name="T4"> </text:span><text:span text:style-name="Source_20_Text"><text:span text:style-name="T4">UglifyJSPlugin()</text:span></text:span></text:p>
      <text:p text:style-name="P2"><text:span text:style-name="Source_20_Text"><text:span text:style-name="T6">  </text:span></text:span><text:span text:style-name="Source_20_Text"><text:span text:style-name="T4">]</text:span></text:span></text:p>
      <text:p text:style-name="P2"><text:span text:style-name="Source_20_Text"><text:span text:style-name="T4">}</text:span></text:span></text:p>
      <text:p text:style-name="P1"/>
      <text:p text:style-name="P1"/>
      <text:p text:style-name="P5"><text:soft-page-break/>Данный файл предоставляет информацию загрузчику модулей о том, где искать модули приложения, а также регистрирует все необходимые пакеты.</text:p>
      <text:p text:style-name="P4">В данном случае я не буду подробно разбирать конфигурацию webpack, так как она более подробно разбирается в соответствующей теме. Отмечу только основные моменты. В секции entry определяются входные файлы для компиляции и имена сборок. В данном случае для файла "src/polyfills.ts" будет создаваться сборка "polyfills", а из файла "src/main.ts" (который в свою очередь подтягивает другие файлы приложения) будет комилироваться сборка "app".</text:p>
      <text:p text:style-name="P4">В секции output определяется, что сборки будут находиться в каталоге public, и для них будут созданы файлы с названиями сборок. Плейсхолдер [name] будет передать название сборки, то есть polyfills или app.</text:p>
      <text:p text:style-name="P4">В секции resolve указываются расширения, которые будут применяться к модулям в файлах typescript.</text:p>
      <text:p text:style-name="P3"><text:span text:style-name="T2">Секция </text:span><text:span text:style-name="T3">module.rules</text:span><text:span text:style-name="T2"> определяет загрузчики файлов typescript, которые будут использоваться для сборки проекта. По умолчанию Webpack понимает только файлы javascript, поэтому для файлов ts необходимы специальные инструменты - загрузчики. Здесь для загрузки файлов typescript применяются загрузчики </text:span><text:span text:style-name="Source_20_Text"><text:span text:style-name="T8">awesome-typescript-loader</text:span></text:span><text:span text:style-name="T2"> и </text:span><text:span text:style-name="Source_20_Text"><text:span text:style-name="T8">angular2-template-loader</text:span></text:span><text:span text:style-name="T2">.</text:span></text:p>
      <text:p text:style-name="P3"><text:span text:style-name="T2">Последняя часть файла - секция </text:span><text:span text:style-name="T3">plugins</text:span><text:span text:style-name="T2"> определяет плагины - вспомогательные инструменты, которые применяются при сборке. В частности, плагин </text:span><text:span text:style-name="Source_20_Text"><text:span text:style-name="T8">webpack.ContextReplacementPlugin</text:span></text:span><text:span text:style-name="T2"> позволяет управлять путями к файлам вне зависимости используем мы Windows или Linux. Плагин </text:span><text:span text:style-name="T3">UglifyJsPlugin</text:span><text:span text:style-name="T2"> минифицирует код сборок.</text:span></text:p>
      <text:h text:style-name="P7" text:outline-level="3">Создание главной страницы</text:h>
      <text:p text:style-name="P4">В конце определим главную страницу <text:span text:style-name="T1">index.html</text:span> в корневой папке проекта:</text:p>
      <text:p text:style-name="P1"><text:span text:style-name="Source_20_Text"><text:span text:style-name="T4">&lt;!DOCTYPE html&gt;</text:span></text:span></text:p>
      <text:p text:style-name="P2"><text:span text:style-name="Source_20_Text"><text:span text:style-name="T4">&lt;html&gt;</text:span></text:span></text:p>
      <text:p text:style-name="P2"><text:span text:style-name="Source_20_Text"><text:span text:style-name="T4">&lt;head&gt;</text:span></text:span></text:p>
      <text:p text:style-name="P2"><text:span text:style-name="Source_20_Text"><text:span text:style-name="T6">    </text:span></text:span><text:span text:style-name="Source_20_Text"><text:span text:style-name="T4">&lt;meta</text:span></text:span><text:span text:style-name="T4"> </text:span><text:span text:style-name="Source_20_Text"><text:span text:style-name="T10">charset</text:span></text:span><text:span text:style-name="Source_20_Text"><text:span text:style-name="T4">="utf-8"</text:span></text:span><text:span text:style-name="T4"> </text:span><text:span text:style-name="Source_20_Text"><text:span text:style-name="T4">/&gt;</text:span></text:span></text:p>
      <text:p text:style-name="P2"><text:span text:style-name="Source_20_Text"><text:span text:style-name="T6">    </text:span></text:span><text:span text:style-name="Source_20_Text"><text:span text:style-name="T4">&lt;title&gt;Hello Angular 7&lt;/title&gt;</text:span></text:span></text:p>
      <text:p text:style-name="P2"><text:span text:style-name="Source_20_Text"><text:span text:style-name="T4">&lt;/head&gt;</text:span></text:span></text:p>
      <text:p text:style-name="P2"><text:span text:style-name="Source_20_Text"><text:span text:style-name="T4">&lt;body&gt;</text:span></text:span></text:p>
      <text:p text:style-name="P2"><text:span text:style-name="Source_20_Text"><text:span text:style-name="T6">    </text:span></text:span><text:span text:style-name="Source_20_Text"><text:span text:style-name="T4">&lt;my-app&gt;Загрузка...&lt;/my-app&gt;</text:span></text:span></text:p>
      <text:p text:style-name="P2"><text:span text:style-name="Source_20_Text"><text:span text:style-name="T6">    </text:span></text:span><text:span text:style-name="Source_20_Text"><text:span text:style-name="T4">&lt;script</text:span></text:span><text:span text:style-name="T4"> </text:span><text:span text:style-name="Source_20_Text"><text:span text:style-name="T10">src</text:span></text:span><text:span text:style-name="Source_20_Text"><text:span text:style-name="T4">="public/polyfills.js"&gt;&lt;/script&gt;</text:span></text:span></text:p>
      <text:p text:style-name="P2"><text:span text:style-name="Source_20_Text"><text:span text:style-name="T6">    </text:span></text:span><text:span text:style-name="Source_20_Text"><text:span text:style-name="T4">&lt;script</text:span></text:span><text:span text:style-name="T4"> </text:span><text:span text:style-name="Source_20_Text"><text:span text:style-name="T10">src</text:span></text:span><text:span text:style-name="Source_20_Text"><text:span text:style-name="T4">="public/app.js"&gt;&lt;/script&gt;</text:span></text:span></text:p>
      <text:p text:style-name="P2"><text:span text:style-name="Source_20_Text"><text:span text:style-name="T4">&lt;/body&gt;</text:span></text:span></text:p>
      <text:p text:style-name="P2"><text:span text:style-name="Source_20_Text"><text:span text:style-name="T4">&lt;/html&gt;</text:span></text:span></text:p>
      <text:p text:style-name="P1"/>
      <text:p text:style-name="P6"><text:span text:style-name="T2">А в элементе body определен элемент </text:span><text:span text:style-name="Source_20_Text"><text:span text:style-name="T8">&lt;my-app&gt;</text:span></text:span><text:span text:style-name="T2">, в который собственно и будет загружаться приложение.</text:span></text:p>
      <text:p text:style-name="P4">Далее подгружаются скомпилированные и собранные с помощью TypeScript и Webpack сборки - polyfills.js и app.js.</text:p>
      <text:p text:style-name="P4"><draw:frame draw:style-name="fr1" draw:name="Графический объект2" text:anchor-type="paragraph" svg:x="0.228cm" svg:y="0.787cm" svg:width="4.15cm" svg:height="4.768cm" draw:z-index="1"><draw:image xlink:href="Pictures/200000070000181600001BE94867353B.svm" xlink:type="simple" xlink:show="embed" xlink:actuate="onLoad"/></draw:frame>В итоге у нас получится следующая структура проекта:</text:p>
      <text:p text:style-name="P15"><text:soft-page-break/>Отлично, теперь сделаем сервис для обращения к нашему <text:span text:style-name="T11">rest </text:span>сервесу</text:p>
      <text:p text:style-name="P15"/>
      <text:p text:style-name="P23">Сервисы в Angular представляют довольно широкий спектр классов, которые выполняют некоторые специфические задачи, например, логгирование, работу с данными и т.д.</text:p>
      <text:p text:style-name="P4">В отличие от компонентов и директив сервисы не работают с представлениями, то есть с разметкой html, не оказывают на нее прямого влияния. Они выполняют строго определенную и достаточно узкую задачу.</text:p>
      <text:p text:style-name="P4">Стандартные задачи сервисов:</text:p>
      <text:list xml:id="list518557006243691272" text:style-name="L1">
        <text:list-item>
          <text:p text:style-name="P21">Предоставление данных приложению. Сервис может сам хранить данные в памяти, либо для получения данных может обращаться к какому-нибудь источнику данных, например, к серверу.</text:p>
        </text:list-item>
        <text:list-item>
          <text:p text:style-name="P21">Сервис может представлять канал взаимодействия между отдельными компонентами приложения</text:p>
        </text:list-item>
        <text:list-item>
          <text:p text:style-name="P21">Сервис может инкапсулировать бизнес-логику, различные вычислительные задачи, задачи по логгированию, которые лучше выносить из компонентов. Тем самым код компонентов будет сосредоточен непосредственно на работе с представлением. Кроме того, тем самым мы также можем решить проблему повторения кода, если нам потребуется выполнить одну и ту же задачу в разных компонентах и классах</text:p>
        </text:list-item>
      </text:list>
      <text:p text:style-name="P15"><text:span text:style-name="T2">Допустим, у нас есть следующая базовая структура проекта:</text:span> </text:p>
      <text:p text:style-name="P15"/>
      <text:p text:style-name="P15"><text:span text:style-name="T2">Для взаимодействия с сервером и отправки запросов по протоколу http применяется класс </text:span><text:span text:style-name="T3">HttpClient</text:span><text:span text:style-name="T2">. Этот класс определяет ряд методов для отправки различного рода запросов: GET, POST, PUT, DELETE. Данный класс построен поверх стандартного объекта в JavaScript - XMLHttpRequest.</text:span> </text:p>
      <text:p text:style-name="P15"/>
      <text:p text:style-name="P15"><text:span text:style-name="T2">Для использования этого класса в проект необходимо установить пакет "@angular/common":</text:span> </text:p>
      <text:p text:style-name="P15"/>
      <text:p text:style-name="P15"><text:span text:style-name="Source_20_Text"><text:span text:style-name="T4">{</text:span></text:span></text:p>
      <text:p text:style-name="P2"><text:span text:style-name="Source_20_Text"><text:span text:style-name="T6">    </text:span></text:span><text:span text:style-name="Source_20_Text"><text:span text:style-name="T4">"name": "helloapp",</text:span></text:span></text:p>
      <text:p text:style-name="P2"><text:span text:style-name="Source_20_Text"><text:span text:style-name="T6">    </text:span></text:span><text:span text:style-name="Source_20_Text"><text:span text:style-name="T4">"version": "1.0.0",</text:span></text:span></text:p>
      <text:p text:style-name="P2"><text:span text:style-name="Source_20_Text"><text:span text:style-name="T6">    </text:span></text:span><text:span text:style-name="Source_20_Text"><text:span text:style-name="T4">"description": "First Angular 7 Project",</text:span></text:span></text:p>
      <text:p text:style-name="P2"><text:span text:style-name="Source_20_Text"><text:span text:style-name="T6">    </text:span></text:span><text:span text:style-name="Source_20_Text"><text:span text:style-name="T4">"author": "Eugene Popov &lt;metanit.com&gt;",</text:span></text:span></text:p>
      <text:p text:style-name="P2"><text:span text:style-name="Source_20_Text"><text:span text:style-name="T6">    </text:span></text:span><text:span text:style-name="Source_20_Text"><text:span text:style-name="T4">"scripts": {</text:span></text:span></text:p>
      <text:p text:style-name="P2"><text:span text:style-name="Source_20_Text"><text:span text:style-name="T6">        </text:span></text:span><text:span text:style-name="Source_20_Text"><text:span text:style-name="T4">"dev": "webpack-dev-server --hot --open",</text:span></text:span></text:p>
      <text:p text:style-name="P2"><text:span text:style-name="Source_20_Text"><text:span text:style-name="T6">        </text:span></text:span><text:span text:style-name="Source_20_Text"><text:span text:style-name="T4">"build": "webpack"</text:span></text:span></text:p>
      <text:p text:style-name="P2"><text:span text:style-name="Source_20_Text"><text:span text:style-name="T6">    </text:span></text:span><text:span text:style-name="Source_20_Text"><text:span text:style-name="T4">},</text:span></text:span></text:p>
      <text:p text:style-name="P2"><text:span text:style-name="Source_20_Text"><text:span text:style-name="T6">    </text:span></text:span><text:span text:style-name="Source_20_Text"><text:span text:style-name="T4">"dependencies": {</text:span></text:span></text:p>
      <text:p text:style-name="P2"><text:span text:style-name="Source_20_Text"><text:span text:style-name="T6">        </text:span></text:span><text:span text:style-name="Source_20_Text"><text:span text:style-name="T4">"@angular/common": "~7.0.0",</text:span></text:span></text:p>
      <text:p text:style-name="P2"><text:span text:style-name="Source_20_Text"><text:span text:style-name="T6">        </text:span></text:span><text:span text:style-name="Source_20_Text"><text:span text:style-name="T4">// остальные пакеты</text:span></text:span></text:p>
      <text:p text:style-name="P2"><text:span text:style-name="Source_20_Text"><text:span text:style-name="T6">    </text:span></text:span><text:span text:style-name="Source_20_Text"><text:span text:style-name="T4">},</text:span></text:span></text:p>
      <text:p text:style-name="P2"><text:span text:style-name="Source_20_Text"><text:span text:style-name="T6">    </text:span></text:span><text:span text:style-name="Source_20_Text"><text:span text:style-name="T4">"devDependencies": {</text:span></text:span></text:p>
      <text:p text:style-name="P2"><text:span text:style-name="Source_20_Text"><text:span text:style-name="T6">         </text:span></text:span><text:span text:style-name="T6"> </text:span></text:p>
      <text:p text:style-name="P2"><text:span text:style-name="Source_20_Text"><text:span text:style-name="T6">        </text:span></text:span><text:span text:style-name="Source_20_Text"><text:span text:style-name="T4">// остальные пакеты</text:span></text:span></text:p>
      <text:p text:style-name="P2"><text:span text:style-name="Source_20_Text"><text:span text:style-name="T6">    </text:span></text:span><text:span text:style-name="Source_20_Text"><text:span text:style-name="T4">}</text:span></text:span></text:p>
      <text:p text:style-name="P2"><text:span text:style-name="Source_20_Text"><text:span text:style-name="T4">}</text:span></text:span></text:p>
      <text:p text:style-name="P15"/>
      <text:p text:style-name="P15"><text:span text:style-name="T2">И также в файле модуля AppModule должен быть импортирован класс </text:span><text:span text:style-name="T3">HttpClientModule</text:span><text:span text:style-name="T6"> </text:span><text:span text:style-name="T2">из пакета "@angular/common/http":</text:span>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text:span text:style-name="Source_20_Text"><text:span text:style-name="T4">import</text:span></text:span><text:span text:style-name="T4"> </text:span><text:span text:style-name="Source_20_Text"><text:span text:style-name="T4">{ NgModule }      from '@angular/core';</text:span></text:span></text:p>
      <text:p text:style-name="P2"><text:span text:style-name="Source_20_Text"><text:span text:style-name="T4">import</text:span></text:span><text:span text:style-name="T4"> </text:span><text:span text:style-name="Source_20_Text"><text:span text:style-name="T4">{ BrowserModule } from '@angular/platform-browser';</text:span></text:span></text:p>
      <text:p text:style-name="P2"><text:span text:style-name="Source_20_Text"><text:span text:style-name="T4">import</text:span></text:span><text:span text:style-name="T4"> </text:span><text:span text:style-name="Source_20_Text"><text:span text:style-name="T4">{ FormsModule }   from '@angular/forms';</text:span></text:span></text:p>
      <text:p text:style-name="P2"><text:span text:style-name="Source_20_Text"><text:span text:style-name="T4">import</text:span></text:span><text:span text:style-name="T4"> </text:span><text:span text:style-name="Source_20_Text"><text:span text:style-name="T4">{ AppComponent }   from './app.component';</text:span></text:span></text:p>
      <text:p text:style-name="P18"> </text:p>
      <text:p text:style-name="P2"><text:span text:style-name="Source_20_Text"><text:span text:style-name="T4">import</text:span></text:span><text:span text:style-name="T4"> </text:span><text:span text:style-name="Source_20_Text"><text:span text:style-name="T4">{ HttpClientModule }   from '@angular/common/http';</text:span></text:span></text:p>
      <text:p text:style-name="P18"> </text:p>
      <text:p text:style-name="P2"><text:span text:style-name="Source_20_Text"><text:span text:style-name="T4">@NgModule({</text:span></text:span></text:p>
      <text:p text:style-name="P2"><text:span text:style-name="Source_20_Text"><text:span text:style-name="T6">    </text:span></text:span><text:span text:style-name="Source_20_Text"><text:span text:style-name="T4">imports:      [ BrowserModule, FormsModule, HttpClientModule],</text:span></text:span></text:p>
      <text:p text:style-name="P2"><text:span text:style-name="Source_20_Text"><text:span text:style-name="T6">    </text:span></text:span><text:span text:style-name="Source_20_Text"><text:span text:style-name="T4">declarations: [ AppComponent],</text:span></text:span></text:p>
      <text:p text:style-name="P2"><text:span text:style-name="Source_20_Text"><text:span text:style-name="T6">    </text:span></text:span><text:span text:style-name="Source_20_Text"><text:span text:style-name="T4">bootstrap:    [ AppComponent ]</text:span></text:span></text:p>
      <text:p text:style-name="P2"><text:span text:style-name="Source_20_Text"><text:span text:style-name="T4">})</text:span></text:span></text:p>
      <text:p text:style-name="P2"><text:span text:style-name="Source_20_Text"><text:span text:style-name="T4">export</text:span></text:span><text:span text:style-name="T4"> </text:span><text:span text:style-name="Source_20_Text"><text:span text:style-name="T4">class</text:span></text:span><text:span text:style-name="T4"> </text:span><text:span text:style-name="Source_20_Text"><text:span text:style-name="T4">AppModule { }</text:span></text:span></text:p>
      <text:p text:style-name="P15"/>
      <text:p text:style-name="P15"><text:span text:style-name="T2">В корневую папку проекта добавим файл </text:span><text:span text:style-name="T3">user.json</text:span><text:span text:style-name="T2">, который будет представлять данные:</text:span> </text:p>
      <text:p text:style-name="P15"/>
      <text:p text:style-name="P15"><text:span text:style-name="Source_20_Text"><text:span text:style-name="T4">{</text:span></text:span></text:p>
      <text:p text:style-name="P2"><text:span text:style-name="Source_20_Text"><text:span text:style-name="T6">    </text:span></text:span><text:span text:style-name="Source_20_Text"><text:span text:style-name="T4">"name": "Bob",</text:span></text:span></text:p>
      <text:p text:style-name="P2"><text:span text:style-name="Source_20_Text"><text:span text:style-name="T6">    </text:span></text:span><text:span text:style-name="Source_20_Text"><text:span text:style-name="T4">"age": 28</text:span></text:span></text:p>
      <text:p text:style-name="P2"><text:span text:style-name="Source_20_Text"><text:span text:style-name="T4">}</text:span></text:span></text:p>
      <text:p text:style-name="P15"/>
      <text:p text:style-name="P15"><text:span text:style-name="T2">Для представления данных в папку </text:span><text:span text:style-name="T14">src/app</text:span><text:span text:style-name="T6"> </text:span><text:span text:style-name="T2">добавим новый файл </text:span><text:span text:style-name="T3">user.ts</text:span><text:span text:style-name="T6"> </text:span><text:span text:style-name="T2">и определим в нем следующий код:</text:span> </text:p>
      <text:p text:style-name="P15"/>
      <text:p text:style-name="P15"><text:span text:style-name="Source_20_Text"><text:span text:style-name="T4">export</text:span></text:span><text:span text:style-name="T4"> </text:span><text:span text:style-name="Source_20_Text"><text:span text:style-name="T4">class</text:span></text:span><text:span text:style-name="T4"> </text:span><text:span text:style-name="Source_20_Text"><text:span text:style-name="T4">User{</text:span></text:span></text:p>
      <text:p text:style-name="P2"><text:span text:style-name="Source_20_Text"><text:span text:style-name="T6">    </text:span></text:span><text:span text:style-name="Source_20_Text"><text:span text:style-name="T4">name: string;</text:span></text:span></text:p>
      <text:p text:style-name="P2"><text:span text:style-name="Source_20_Text"><text:span text:style-name="T6">    </text:span></text:span><text:span text:style-name="Source_20_Text"><text:span text:style-name="T4">age: number;</text:span></text:span></text:p>
      <text:p text:style-name="P2"><text:span text:style-name="Source_20_Text"><text:span text:style-name="T4">}</text:span></text:span></text:p>
      <text:p text:style-name="P15"/>
      <text:p text:style-name="P15"><text:span text:style-name="T2">Для оправки запроса определим в компоненте AppComponent следуюший код:</text:span> </text:p>
      <text:p text:style-name="P15"/>
      <text:p text:style-name="P15"><text:span text:style-name="Source_20_Text"><text:span text:style-name="T4">import</text:span></text:span><text:span text:style-name="T4"> </text:span><text:span text:style-name="Source_20_Text"><text:span text:style-name="T4">{ Component, OnInit} from '@angular/core';</text:span></text:span></text:p>
      <text:p text:style-name="P2"><text:span text:style-name="Source_20_Text"><text:span text:style-name="T4">import</text:span></text:span><text:span text:style-name="T4"> </text:span><text:span text:style-name="Source_20_Text"><text:span text:style-name="T4">{ HttpClient} from '@angular/common/http';</text:span></text:span></text:p>
      <text:p text:style-name="P2"><text:span text:style-name="Source_20_Text"><text:span text:style-name="T4">import</text:span></text:span><text:span text:style-name="T4"> </text:span><text:span text:style-name="Source_20_Text"><text:span text:style-name="T4">{User} from './user';</text:span></text:span></text:p>
      <text:p text:style-name="P2"><text:span text:style-name="Source_20_Text"><text:span text:style-name="T6">  </text:span></text:span><text:span text:style-name="T6"> </text:span></text:p>
      <text:p text:style-name="P2"><text:span text:style-name="Source_20_Text"><text:span text:style-name="T4">@Component({</text:span></text:span></text:p>
      <text:p text:style-name="P2"><text:span text:style-name="Source_20_Text"><text:span text:style-name="T6">    </text:span></text:span><text:span text:style-name="Source_20_Text"><text:span text:style-name="T4">selector: 'my-app',</text:span></text:span></text:p>
      <text:p text:style-name="P2"><text:span text:style-name="Source_20_Text"><text:span text:style-name="T6">    </text:span></text:span><text:span text:style-name="Source_20_Text"><text:span text:style-name="T4">template: `&lt;div&gt;</text:span></text:span></text:p>
      <text:p text:style-name="P2"><text:span text:style-name="Source_20_Text"><text:span text:style-name="T6">                    </text:span></text:span><text:span text:style-name="Source_20_Text"><text:span text:style-name="T4">&lt;p&gt;Имя пользователя: {{user?.name}}&lt;/p&gt;</text:span></text:span></text:p>
      <text:p text:style-name="P2"><text:span text:style-name="Source_20_Text"><text:span text:style-name="T6">                    </text:span></text:span><text:span text:style-name="Source_20_Text"><text:span text:style-name="T4">&lt;p&gt;Возраст пользователя: {{user?.age}}&lt;/p&gt;</text:span></text:span></text:p>
      <text:p text:style-name="P2"><text:span text:style-name="Source_20_Text"><text:span text:style-name="T6">               </text:span></text:span><text:span text:style-name="Source_20_Text"><text:span text:style-name="T4">&lt;/div&gt;`</text:span></text:span></text:p>
      <text:p text:style-name="P2"><text:span text:style-name="Source_20_Text"><text:span text:style-name="T4">})</text:span></text:span></text:p>
      <text:p text:style-name="P2"><text:span text:style-name="Source_20_Text"><text:span text:style-name="T4">export</text:span></text:span><text:span text:style-name="T4"> </text:span><text:span text:style-name="Source_20_Text"><text:span text:style-name="T4">class</text:span></text:span><text:span text:style-name="T4"> </text:span><text:span text:style-name="Source_20_Text"><text:span text:style-name="T4">AppComponent implements</text:span></text:span><text:span text:style-name="T4"> </text:span><text:span text:style-name="Source_20_Text"><text:span text:style-name="T4">OnInit { </text:span></text:span></text:p>
      <text:p text:style-name="P2"><text:span text:style-name="Source_20_Text"><text:span text:style-name="T6">  </text:span></text:span><text:span text:style-name="T6"> </text:span></text:p>
      <text:p text:style-name="P2"><text:span text:style-name="Source_20_Text"><text:span text:style-name="T6">    </text:span></text:span><text:span text:style-name="Source_20_Text"><text:span text:style-name="T4">user: User;</text:span></text:span></text:p>
      <text:p text:style-name="P18"> </text:p>
      <text:p text:style-name="P2"><text:span text:style-name="Source_20_Text"><text:span text:style-name="T6">    </text:span></text:span><text:span text:style-name="Source_20_Text"><text:span text:style-name="T4">constructor(private</text:span></text:span><text:span text:style-name="T4"> </text:span><text:span text:style-name="Source_20_Text"><text:span text:style-name="T4">http: HttpClient){}</text:span></text:span></text:p>
      <text:p text:style-name="P2"><text:span text:style-name="Source_20_Text"><text:span text:style-name="T6">     </text:span></text:span><text:span text:style-name="T6"> </text:span></text:p>
      <text:p text:style-name="P2"><text:span text:style-name="Source_20_Text"><text:span text:style-name="T6">    </text:span></text:span><text:span text:style-name="Source_20_Text"><text:span text:style-name="T4">ngOnInit(){</text:span></text:span></text:p>
      <text:p text:style-name="P2"><text:span text:style-name="Source_20_Text"><text:span text:style-name="T6">         </text:span></text:span><text:span text:style-name="T6"> </text:span></text:p>
      <text:p text:style-name="P2"><text:span text:style-name="Source_20_Text"><text:span text:style-name="T6">        </text:span></text:span><text:span text:style-name="Source_20_Text"><text:span text:style-name="T4">this.http.get('user.json').subscribe((data:User) =&gt; this.user=data);</text:span></text:span></text:p>
      <text:p text:style-name="P2"><text:span text:style-name="Source_20_Text"><text:span text:style-name="T6">    </text:span></text:span><text:span text:style-name="Source_20_Text"><text:span text:style-name="T4">}</text:span></text:span></text:p>
      <text:p text:style-name="P2"><text:span text:style-name="Source_20_Text"><text:span text:style-name="T4">}</text:span></text:span></text:p>
      <text:p text:style-name="P15"/>
      <text:p text:style-name="P15"/>
      <text:p text:style-name="P15"><text:soft-page-break/></text:p>
      <text:p text:style-name="P25"><text:span text:style-name="T2">В данном случае в шаблоне выводятся данные объекта User, которые мы хотим получить с сервера. Однако загрузка данных, скажем, в конструкторе компонента не очень желательна. В этом плане метод </text:span><text:span text:style-name="Source_20_Text"><text:span text:style-name="T8">ngOnInit()</text:span></text:span><text:span text:style-name="T2">, который определен в интерфейсе OnInit и который вызывается при инициализации компонента представляет более предпочтительное место для загрузки данных. В конструкторе же мы просто получаем сервис HttpClient.</text:span></text:p>
      <text:p text:style-name="P3"><text:span text:style-name="T2">Далее в методе </text:span><text:span text:style-name="Source_20_Text"><text:span text:style-name="T8">ngOnInit()</text:span></text:span><text:span text:style-name="T2"> получаем данные из сервиса. Сам метод </text:span><text:span text:style-name="Source_20_Text"><text:span text:style-name="T8">http.get()</text:span></text:span><text:span text:style-name="T2"> возвращает объект </text:span><text:span text:style-name="T3">Observable&lt;any&gt;</text:span><text:span text:style-name="T2">. Observable представляет своего рода поток, и для прослушивания событий из этого потока применяется метод </text:span><text:span text:style-name="Source_20_Text"><text:span text:style-name="T8">subscribe</text:span></text:span><text:span text:style-name="T2">. Этот метод определяет действие над результатом запроса - полученными с сервера данными. В данном случае действие определено в виде стрелочной функции. Причем поскольку между схемой класса User и данными из файла json есть прямое сопоставление, то получаемые данные мы можем определить как объект User, и присвоить их переменной данного класса:</text:span></text:p>
      <text:p text:style-name="P15"/>
      <text:p text:style-name="P15"><text:span text:style-name="T2">В итоге при запуске веб-страницы мы увидим загруженные данные из файла user.json.</text:span> </text:p>
      <text:p text:style-name="P15"/>
      <text:p text:style-name="P15"><draw:frame draw:style-name="fr1" draw:name="Графический объект3" text:anchor-type="paragraph" svg:x="1.244cm" svg:y="0.288cm" svg:width="7.616cm" svg:height="7.026cm" draw:z-index="2"><draw:image xlink:href="Pictures/20000007000028D40000235A0D8B3B5A.svm" xlink:type="simple" xlink:show="embed" xlink:actuate="onLoad"/></draw:frame></text:p>
      <text:p text:style-name="P15">Отлично теперь передалем на запрос с сервера, для начала используем фейковые данные с адреса </text:p>
      <text:p text:style-name="P1"><text:span text:style-name="T11">get </text:span><text:span text:style-name="T12">запрос</text:span><text:span text:style-name="T13"> </text:span><text:span text:style-name="T9">http://jsonplaceholder.typicode.com/posts/1</text:span><text:span text:style-name="T15"> и получим ответ слудующего типа</text:span></text:p>
      <text:p text:style-name="P1"><text:span text:style-name="T15"/></text:p>
      <text:p text:style-name="P1"><text:span text:style-name="T15">{<text:line-break/> <text:s text:c="3"/>"userId": 1,<text:line-break/> <text:s text:c="3"/>"id": 1,<text:line-break/> <text:s text:c="3"/>"title": "sunt aut facere repellat provident occaecati excepturi optio reprehenderit",<text:line-break/> <text:s text:c="3"/>"body": "quia et suscipit\nsuscipit recusandae consequuntur expedita et cum\nreprehenderit <text:s text:c="3"/>molestiae ut ut quas totam\nnostrum rerum est autem sunt rem eveniet architecto"<text:line-break/>}</text:span></text:p>
      <text:p text:style-name="P1"><text:span text:style-name="T15"/></text:p>
      <text:h text:style-name="P20" text:outline-level="3">Изменим код пользователя </text:h>
      <text:p text:style-name="P24"/>
      <text:p text:style-name="P14"><text:span text:style-name="T18">export class </text:span>User{</text:p>
      <text:p text:style-name="P10"><text:s text:c="4"/><text:span text:style-name="T25">userId</text:span><text:span text:style-name="T24">: </text:span><text:span text:style-name="T20">number</text:span><text:span text:style-name="T19">;</text:span></text:p>
      <text:p text:style-name="P10"><text:span text:style-name="T17"><text:s text:c="4"/></text:span><text:span text:style-name="T25">title</text:span><text:span text:style-name="T24">: </text:span><text:span text:style-name="T20">string</text:span><text:span text:style-name="T19">;</text:span></text:p>
      <text:p text:style-name="P9">}</text:p>
      <text:p text:style-name="P24"/>
      <text:p text:style-name="P24"/>
      <text:p text:style-name="P24"/>
      <text:p text:style-name="P4"><text:soft-page-break/>При взаимодействии с сервером, как правило, обращения к серверу происходят не непосредственно из компонента, а из вспомогательных сервисов. Поскольку сервис может определять дополнительную логику обработки полученных с сервера данных, которую могли бы сделать код компонента перегруженным. Кроме того, сервисы могут определять функционал, который будет использоваться несколькими компонентами. Компоненты же выступают в качестве потребителей данных, которые получены от сервисов.</text:p>
      <text:p text:style-name="P4">Поэтому для работы с http добавим в папку <text:span text:style-name="T16">src/app</text:span> новый файл <text:span text:style-name="T1">http.service.ts</text:span> со следующим содержимым:</text:p>
      <text:p text:style-name="P15">Нужно получить данные по пользователю </text:p>
      <text:p text:style-name="P15"/>
      <text:p text:style-name="P15"/>
      <text:p text:style-name="P13"><text:span text:style-name="T18">import </text:span><text:span text:style-name="T17">{Injectable} </text:span><text:span text:style-name="T18">from </text:span><text:span text:style-name="T21">'@angular/core'</text:span><text:span text:style-name="T17">;</text:span></text:p>
      <text:p text:style-name="P11"><text:span text:style-name="T18">import </text:span>{HttpClient} <text:span text:style-name="T18">from </text:span><text:span text:style-name="T21">'@angular/common/http'</text:span><text:span text:style-name="T17">;</text:span></text:p>
      <text:p text:style-name="P11"><text:span text:style-name="T23">@Injectable</text:span>()</text:p>
      <text:p text:style-name="P11"><text:span text:style-name="T18">export class </text:span>HttpService{</text:p>
      <text:p text:style-name="P10"><text:s text:c="4"/><text:span text:style-name="T20">constructor</text:span><text:span text:style-name="T24">(</text:span><text:span text:style-name="T20">private </text:span><text:span text:style-name="T25">http</text:span><text:span text:style-name="T24">: HttpClient){ }</text:span></text:p>
      <text:p text:style-name="P10"><text:s text:c="4"/><text:span text:style-name="T26">getData</text:span><text:span text:style-name="T24">(){</text:span></text:p>
      <text:p text:style-name="P10"><text:s text:c="8"/><text:span text:style-name="T20">return this</text:span><text:span text:style-name="T24">.</text:span><text:span text:style-name="T25">http</text:span><text:span text:style-name="T24">.</text:span><text:span text:style-name="T26">get</text:span><text:span text:style-name="T24">(</text:span><text:span text:style-name="T22">'http://jsonplaceholder.typicode.com/posts/1'</text:span><text:span text:style-name="T24">)</text:span><text:span text:style-name="T19">;</text:span></text:p>
      <text:p text:style-name="P10"><text:span text:style-name="T17"><text:s text:c="4"/></text:span><text:span text:style-name="T24">}</text:span></text:p>
      <text:p text:style-name="P9">}</text:p>
      <text:p text:style-name="P13"><text:span text:style-name="T17"/></text:p>
      <text:p text:style-name="P15">и теперь изменим главный компонент </text:p>
      <text:p text:style-name="P15"/>
      <text:p text:style-name="P13"><text:span text:style-name="T18">import </text:span><text:span text:style-name="T17">{Component, OnInit} </text:span><text:span text:style-name="T18">from </text:span><text:span text:style-name="T21">'@angular/core'</text:span><text:span text:style-name="T17">;</text:span></text:p>
      <text:p text:style-name="P11"><text:span text:style-name="T18">import </text:span>{User} <text:span text:style-name="T18">from </text:span><text:span text:style-name="T21">"./user"</text:span><text:span text:style-name="T17">;</text:span></text:p>
      <text:p text:style-name="P11"><text:span text:style-name="T18">import </text:span>{HttpService} <text:span text:style-name="T18">from </text:span><text:span text:style-name="T21">"./http.service"</text:span><text:span text:style-name="T17">;</text:span></text:p>
      <text:p text:style-name="P11"><text:span text:style-name="T23">@Component</text:span>({</text:p>
      <text:p text:style-name="P10"><text:s text:c="4"/><text:span text:style-name="T25">selector</text:span><text:span text:style-name="T24">: </text:span><text:span text:style-name="T22">'my-app'</text:span><text:span text:style-name="T19">,</text:span></text:p>
      <text:p text:style-name="P10"><text:span text:style-name="T17"><text:s text:c="4"/></text:span><text:span text:style-name="T25">template</text:span><text:span text:style-name="T24">: </text:span><text:span text:style-name="T22">`</text:span></text:p>
      <text:p text:style-name="P12"><text:s text:c="4"/><text:span text:style-name="T24">&lt;div class="form-group"&gt;</text:span></text:p>
      <text:p text:style-name="P10"><text:span text:style-name="T21"><text:s text:c="8"/></text:span><text:span text:style-name="T22">&lt;button class="btn btn-default" (click)="</text:span><text:span text:style-name="T26">submit</text:span><text:span text:style-name="T22">()"&gt;Отправить&lt;/button&gt;</text:span></text:p>
      <text:p text:style-name="P12"><text:s text:c="4"/><text:span text:style-name="T24">&lt;/div&gt;</text:span></text:p>
      <text:p text:style-name="P10"><text:span text:style-name="T21"><text:s text:c="4"/></text:span><text:span text:style-name="T22">&lt;div *ngIf="</text:span><text:span text:style-name="T25">done</text:span><text:span text:style-name="T22">"&gt;</text:span></text:p>
      <text:p text:style-name="P12"><text:s text:c="8"/><text:span text:style-name="T24">&lt;div&gt;Получено от сервера:&lt;/div&gt;</text:span></text:p>
      <text:p text:style-name="P10"><text:span text:style-name="T21"><text:s text:c="8"/></text:span><text:span text:style-name="T22">&lt;div&gt;Имя: {{</text:span><text:span text:style-name="T25">receivedUser</text:span><text:span text:style-name="T22">.</text:span><text:span text:style-name="T25">userId</text:span><text:span text:style-name="T22">}}&lt;/div&gt;</text:span></text:p>
      <text:p text:style-name="P10"><text:span text:style-name="T21"><text:s text:c="8"/></text:span><text:span text:style-name="T22">&lt;div&gt;Возраст: {{</text:span><text:span text:style-name="T25">receivedUser</text:span><text:span text:style-name="T22">.</text:span><text:span text:style-name="T25">title</text:span><text:span text:style-name="T22">}}&lt;/div&gt;</text:span></text:p>
      <text:p text:style-name="P10"><text:span text:style-name="T21"><text:s text:c="4"/></text:span><text:span text:style-name="T22">&lt;/div&gt;`</text:span><text:span text:style-name="T19">,</text:span></text:p>
      <text:p text:style-name="P10"><text:span text:style-name="T17"><text:s text:c="4"/></text:span><text:span text:style-name="T25">providers</text:span><text:span text:style-name="T24">: [HttpService]</text:span></text:p>
      <text:p text:style-name="P11">})</text:p>
      <text:p text:style-name="P11"><text:span text:style-name="T18">export class </text:span>AppComponent {</text:p>
      <text:p text:style-name="P10"><text:s text:c="4"/><text:span text:style-name="T25">receivedUser</text:span><text:span text:style-name="T24">: User</text:span><text:span text:style-name="T19">; </text:span><text:span text:style-name="T28">// полученный пользователь</text:span></text:p>
      <text:p text:style-name="P10"><text:span text:style-name="T27"><text:s text:c="4"/></text:span><text:span text:style-name="T25">done</text:span><text:span text:style-name="T24">: </text:span><text:span text:style-name="T20">boolean </text:span><text:span text:style-name="T24">= </text:span><text:span text:style-name="T20">false</text:span><text:span text:style-name="T19">;</text:span></text:p>
      <text:p text:style-name="P10"><text:span text:style-name="T17"><text:s text:c="4"/></text:span><text:span text:style-name="T20">constructor</text:span><text:span text:style-name="T24">(</text:span><text:span text:style-name="T20">private </text:span><text:span text:style-name="T25">httpService</text:span><text:span text:style-name="T24">: HttpService){}</text:span></text:p>
      <text:p text:style-name="P10"><text:s text:c="4"/><text:span text:style-name="T26">submit</text:span><text:span text:style-name="T24">(){</text:span></text:p>
      <text:p text:style-name="P10"><text:s text:c="8"/><text:span text:style-name="T20">this</text:span><text:span text:style-name="T24">.</text:span><text:span text:style-name="T25">httpService</text:span><text:span text:style-name="T24">.</text:span><text:span text:style-name="T26">getData</text:span><text:span text:style-name="T24">()</text:span></text:p>
      <text:p text:style-name="P10"><text:s text:c="12"/><text:span text:style-name="T24">.</text:span><text:span text:style-name="T26">subscribe</text:span><text:span text:style-name="T24">(</text:span></text:p>
      <text:p text:style-name="P10"><text:s text:c="16"/><text:span text:style-name="T24">(data: User) =&gt; {</text:span><text:span text:style-name="T20">this</text:span><text:span text:style-name="T24">.</text:span><text:span text:style-name="T25">receivedUser</text:span><text:span text:style-name="T24">=data</text:span><text:span text:style-name="T19">; </text:span><text:span text:style-name="T20">this</text:span><text:span text:style-name="T24">.</text:span><text:span text:style-name="T25">done</text:span><text:span text:style-name="T24">=</text:span><text:span text:style-name="T20">true</text:span><text:span text:style-name="T19">;</text:span><text:span text:style-name="T24">}</text:span><text:span text:style-name="T19">,</text:span></text:p>
      <text:p text:style-name="P10"><text:span text:style-name="T17"><text:s text:c="16"/></text:span><text:span text:style-name="T24">error =&gt; console.</text:span><text:span text:style-name="T26">log</text:span><text:span text:style-name="T24">(error)</text:span></text:p>
      <text:p text:style-name="P10"><text:s text:c="12"/><text:span text:style-name="T24">)</text:span><text:span text:style-name="T19">;</text:span></text:p>
      <text:p text:style-name="P10"><text:span text:style-name="T17"><text:s text:c="4"/></text:span><text:span text:style-name="T24">}</text:span></text:p>
      <text:p text:style-name="P9">}</text:p>
      <text:p text:style-name="P13"><text:span text:style-name="T17"/></text:p>
      <text:p text:style-name="P15">Далее осталось переделать на наш <text:span text:style-name="T11">rest </text:span>серви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Courier New1" svg:font-family="'Courier New'"/>
    <style:font-face style:name="OpenSans" svg:font-family="OpenSans, Helvetica, Arial, sans-serif"/>
    <style:font-face style:name="OpenSymbol" svg:font-family="OpenSymbol"/>
    <style:font-face style:name="Tahoma1" svg:font-family="Tahoma"/>
    <style:font-face style:name="monospace" svg:font-family="monospace"/>
    <style:font-face style:name="verdana" svg:font-family="verdana, arial, helvetica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097cm" fo:margin-left="0.979cm" fo:margin-right="1.12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47M4S</meta:editing-duration>
    <meta:editing-cycles>29</meta:editing-cycles>
    <meta:generator>OpenOffice/4.1.6$Win32 OpenOffice.org_project/416m1$Build-9790</meta:generator>
    <dc:date>2019-05-27T10:40:44.10</dc:date>
    <dc:creator>Артем </dc:creator>
    <meta:document-statistic meta:table-count="0" meta:image-count="3" meta:object-count="0" meta:page-count="9" meta:paragraph-count="297" meta:word-count="2049" meta:character-count="17397"/>
    <meta:user-defined meta:name="Info 1"/>
    <meta:user-defined meta:name="Info 2"/>
    <meta:user-defined meta:name="Info 3"/>
    <meta:user-defined meta:name="Info 4"/>
  </office:meta>
</office:document-meta>
</file>